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Address Table</text:p>
          </table:table-cell>
          <table:table-cell office:value-type="string">
            <text:p>NOT NULL</text:p>
          </table:table-cell>
          <table:table-cell office:value-type="string">
            <text:p>AddressId</text:p>
          </table:table-cell>
          <table:table-cell office:value-type="string">
            <text:p>ShopperId</text:p>
          </table:table-cell>
          <table:table-cell office:value-type="string">
            <text:p>HouseNo</text:p>
          </table:table-cell>
          <table:table-cell office:value-type="string">
            <text:p>CityId</text:p>
          </table:table-cell>
          <table:table-cell office:value-type="string">
            <text:p>StateId</text:p>
          </table:table-cell>
          <table:table-cell office:value-type="string">
            <text:p>AreaId</text:p>
          </table:table-cell>
        </table:table-row>
        <table:table-row table:style-name="ro1">
          <table:table-cell/>
          <table:table-cell office:value-type="string">
            <text:p>UNIQU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IMARY</text:p>
          </table:table-cell>
          <table:table-cell office:value-type="string">
            <text:p>AddressId</text:p>
          </table:table-cell>
          <table:table-cell office:value-type="string">
            <text:p>ShopperI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TO INCREMENT</text:p>
          </table:table-cell>
          <table:table-cell office:value-type="string">
            <text:p>Address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OREIG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EFAUL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HECK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dmin Table</text:p>
          </table:table-cell>
          <table:table-cell office:value-type="string">
            <text:p>NOT NULL</text:p>
          </table:table-cell>
          <table:table-cell office:value-type="string">
            <text:p>AdminId</text:p>
          </table:table-cell>
          <table:table-cell office:value-type="string">
            <text:p>AdminKe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IQU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IMARY</text:p>
          </table:table-cell>
          <table:table-cell office:value-type="string">
            <text:p>Admin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 INCREMEN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OREIGN</text:p>
          </table:table-cell>
          <table:table-cell office:value-type="string">
            <text:p>Admin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FAUL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HECK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ategory Table</text:p>
          </table:table-cell>
          <table:table-cell office:value-type="string">
            <text:p>NOT NULL</text:p>
          </table:table-cell>
          <table:table-cell office:value-type="string">
            <text:p>CategoryId</text:p>
          </table:table-cell>
          <table:table-cell office:value-type="string">
            <text:p>CategoryName</text:p>
          </table:table-cell>
          <table:table-cell office:value-type="string">
            <text:p>ParentCategoryI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NIQU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IMARY</text:p>
          </table:table-cell>
          <table:table-cell office:value-type="string">
            <text:p>Category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 INCREMENT</text:p>
          </table:table-cell>
          <table:table-cell office:value-type="string">
            <text:p>Category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OREIG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EFAUL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HECK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ategoryid Table</text:p>
          </table:table-cell>
          <table:table-cell office:value-type="string">
            <text:p>NOT NULL</text:p>
          </table:table-cell>
          <table:table-cell office:value-type="string">
            <text:p>CategoryId</text:p>
          </table:table-cell>
          <table:table-cell office:value-type="string">
            <text:p>ProductI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IQU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IMAR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UTO INCREMEN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OREIGN</text:p>
          </table:table-cell>
          <table:table-cell office:value-type="string">
            <text:p>CategoryId</text:p>
          </table:table-cell>
          <table:table-cell office:value-type="string">
            <text:p>ProductI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FAUL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HECK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ity Table</text:p>
          </table:table-cell>
          <table:table-cell office:value-type="string">
            <text:p>NOT NULL</text:p>
          </table:table-cell>
          <table:table-cell office:value-type="string">
            <text:p>CityId</text:p>
          </table:table-cell>
          <table:table-cell office:value-type="string">
            <text:p>CityName</text:p>
          </table:table-cell>
          <table:table-cell office:value-type="string">
            <text:p>ZipCode</text:p>
          </table:table-cell>
          <table:table-cell office:value-type="string">
            <text:p>State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IQU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IMARY</text:p>
          </table:table-cell>
          <table:table-cell office:value-type="string">
            <text:p>City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 INCREMENT</text:p>
          </table:table-cell>
          <table:table-cell office:value-type="string">
            <text:p>City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OREIGN</text:p>
          </table:table-cell>
          <table:table-cell office:value-type="string">
            <text:p>State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FAUL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HECK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mages Table</text:p>
          </table:table-cell>
          <table:table-cell office:value-type="string">
            <text:p>NOT NULL</text:p>
          </table:table-cell>
          <table:table-cell office:value-type="string">
            <text:p>ImageId</text:p>
          </table:table-cell>
          <table:table-cell office:value-type="string">
            <text:p>ProductId</text:p>
          </table:table-cell>
          <table:table-cell office:value-type="string">
            <text:p>Ur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NIQU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IMARY</text:p>
          </table:table-cell>
          <table:table-cell office:value-type="string">
            <text:p>Image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 INCREMENT</text:p>
          </table:table-cell>
          <table:table-cell office:value-type="string">
            <text:p>Image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OREIGN</text:p>
          </table:table-cell>
          <table:table-cell office:value-type="string">
            <text:p>Product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FAUL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HECK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OrderedProducts Table</text:p>
          </table:table-cell>
          <table:table-cell office:value-type="string">
            <text:p>NOT NULL</text:p>
          </table:table-cell>
          <table:table-cell office:value-type="string">
            <text:p>OrderId</text:p>
          </table:table-cell>
          <table:table-cell office:value-type="string">
            <text:p>ProductId</text:p>
          </table:table-cell>
          <table:table-cell office:value-type="string">
            <text:p>Quantit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NIQU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IMARY</text:p>
          </table:table-cell>
          <table:table-cell office:value-type="string">
            <text:p>Order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 INCREMEN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OREIGN</text:p>
          </table:table-cell>
          <table:table-cell office:value-type="string">
            <text:p>ProductId</text:p>
          </table:table-cell>
          <table:table-cell office:value-type="string">
            <text:p>OrderI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FAUL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HECK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Orders Table</text:p>
          </table:table-cell>
          <table:table-cell office:value-type="string">
            <text:p>NOT NULL</text:p>
          </table:table-cell>
          <table:table-cell office:value-type="string">
            <text:p>OrderId</text:p>
          </table:table-cell>
          <table:table-cell office:value-type="string">
            <text:p>ShopperId</text:p>
          </table:table-cell>
          <table:table-cell office:value-type="string">
            <text:p>AddressId</text:p>
          </table:table-cell>
          <table:table-cell office:value-type="string">
            <text:p>OrderTotal</text:p>
          </table:table-cell>
          <table:table-cell office:value-type="string">
            <text:p>OrderDate</text:p>
          </table:table-cell>
          <table:table-cell/>
        </table:table-row>
        <table:table-row table:style-name="ro1">
          <table:table-cell/>
          <table:table-cell office:value-type="string">
            <text:p>UNIQU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IMARY</text:p>
          </table:table-cell>
          <table:table-cell office:value-type="string">
            <text:p>Order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 INCREMENT</text:p>
          </table:table-cell>
          <table:table-cell office:value-type="string">
            <text:p>Order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OREIGN</text:p>
          </table:table-cell>
          <table:table-cell office:value-type="string">
            <text:p>ShopperId</text:p>
          </table:table-cell>
          <table:table-cell office:value-type="string">
            <text:p>AddressI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FAUL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HECK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Orderstatus Table</text:p>
          </table:table-cell>
          <table:table-cell office:value-type="string">
            <text:p>NOT NULL</text:p>
          </table:table-cell>
          <table:table-cell office:value-type="string">
            <text:p>OrderId</text:p>
          </table:table-cell>
          <table:table-cell office:value-type="string">
            <text:p>ProductId</text:p>
          </table:table-cell>
          <table:table-cell office:value-type="string">
            <text:p>Staus</text:p>
          </table:table-cell>
          <table:table-cell office:value-type="string">
            <text:p>ShippingDa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IQU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IMARY</text:p>
          </table:table-cell>
          <table:table-cell office:value-type="string">
            <text:p>OrderId</text:p>
          </table:table-cell>
          <table:table-cell office:value-type="string">
            <text:p>ProductI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TO INCREMEN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OREIGN</text:p>
          </table:table-cell>
          <table:table-cell office:value-type="string">
            <text:p>OrderId</text:p>
          </table:table-cell>
          <table:table-cell office:value-type="string">
            <text:p>ProductI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FAUL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HECK</text:p>
          </table:table-cell>
          <table:table-cell office:value-type="string">
            <text:p>Statu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roduct Table</text:p>
          </table:table-cell>
          <table:table-cell office:value-type="string">
            <text:p>NOT NULL</text:p>
          </table:table-cell>
          <table:table-cell office:value-type="string">
            <text:p>ProductId</text:p>
          </table:table-cell>
          <table:table-cell office:value-type="string">
            <text:p>ProductName</text:p>
          </table:table-cell>
          <table:table-cell office:value-type="string">
            <text:p>Price</text:p>
          </table:table-cell>
          <table:table-cell office:value-type="string">
            <text:p>Description</text:p>
          </table:table-cell>
          <table:table-cell office:value-type="string">
            <text:p>Stock</text:p>
          </table:table-cell>
          <table:table-cell/>
        </table:table-row>
        <table:table-row table:style-name="ro1">
          <table:table-cell/>
          <table:table-cell office:value-type="string">
            <text:p>UNIQU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IMARY</text:p>
          </table:table-cell>
          <table:table-cell office:value-type="string">
            <text:p>Product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 INCREMENT</text:p>
          </table:table-cell>
          <table:table-cell office:value-type="string">
            <text:p>Product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OREIG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EFAULT</text:p>
          </table:table-cell>
          <table:table-cell office:value-type="string">
            <text:p>Stock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HECK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hopper Table</text:p>
          </table:table-cell>
          <table:table-cell office:value-type="string">
            <text:p>NOT NULL</text:p>
          </table:table-cell>
          <table:table-cell office:value-type="string">
            <text:p>Shopper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NIQU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IMARY</text:p>
          </table:table-cell>
          <table:table-cell office:value-type="string">
            <text:p>Shopper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 INCREMEN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OREIGN</text:p>
          </table:table-cell>
          <table:table-cell office:value-type="string">
            <text:p>Shopper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FAUL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HECK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tate Table</text:p>
          </table:table-cell>
          <table:table-cell office:value-type="string">
            <text:p>NOT NULL</text:p>
          </table:table-cell>
          <table:table-cell office:value-type="string">
            <text:p>StateId</text:p>
          </table:table-cell>
          <table:table-cell office:value-type="string">
            <text:p>State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IQUE</text:p>
          </table:table-cell>
          <table:table-cell office:value-type="string">
            <text:p>StateNa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RIMARY</text:p>
          </table:table-cell>
          <table:table-cell office:value-type="string">
            <text:p>State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 INCREMENT</text:p>
          </table:table-cell>
          <table:table-cell office:value-type="string">
            <text:p>State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OREIG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EFAUL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HECK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User Table</text:p>
          </table:table-cell>
          <table:table-cell office:value-type="string">
            <text:p>NOT NULL</text:p>
          </table:table-cell>
          <table:table-cell office:value-type="string">
            <text:p>UserId</text:p>
          </table:table-cell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Password</text:p>
          </table:table-cell>
          <table:table-cell office:value-type="string">
            <text:p>Phone</text:p>
          </table:table-cell>
          <table:table-cell office:value-type="string">
            <text:p>UserType</text:p>
          </table:table-cell>
        </table:table-row>
        <table:table-row table:style-name="ro1">
          <table:table-cell/>
          <table:table-cell office:value-type="string">
            <text:p>UNIQUE</text:p>
          </table:table-cell>
          <table:table-cell office:value-type="string">
            <text:p>Emai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RIMARY</text:p>
          </table:table-cell>
          <table:table-cell office:value-type="string">
            <text:p>User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 INCREMENT</text:p>
          </table:table-cell>
          <table:table-cell office:value-type="string">
            <text:p>User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OREIG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EFAULT</text:p>
          </table:table-cell>
          <table:table-cell office:value-type="string">
            <text:p>UserTyp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HECK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9">19/08/2019</text:date>, <text:time>14:0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1M8S</meta:editing-duration>
    <meta:editing-cycles>5</meta:editing-cycles>
    <meta:generator>OpenOffice/4.1.1$Win32 OpenOffice.org_project/411m6$Build-9775</meta:generator>
    <dc:date>2019-08-19T14:01:25.29</dc:date>
    <meta:document-statistic meta:table-count="3" meta:cell-count="189" meta:object-count="0"/>
    <meta:user-defined meta:name="Info 1"/>
    <meta:user-defined meta:name="Info 2"/>
    <meta:user-defined meta:name="Info 3"/>
    <meta:user-defined meta:name="Info 4"/>
  </office:meta>
</office:document-meta>
</file>